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1" svg:font-family="'Times New Roman'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5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style:line-height-at-least="0.45cm" fo:text-align="start" style:justify-single-word="false" fo:orphans="2" fo:widows="2" fo:text-indent="0cm" style:auto-text-indent="false" fo:padding="0.074cm" fo:border-left="none" fo:border-right="none" fo:border-top="none" fo:border-bottom="0.035cm solid #000000" style:join-border="false"/>
    </style:style>
    <style:style style:name="P3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margin-top="0.423cm" fo:margin-bottom="0cm"/>
      <style:text-properties fo:font-variant="normal" fo:text-transform="none" fo:color="#333333" style:font-name="lucida grande" fo:font-size="9.75pt" fo:letter-spacing="normal" fo:font-style="normal" fo:font-weight="normal"/>
    </style:style>
    <style:style style:name="P5" style:family="paragraph" style:parent-style-name="Standard">
      <style:paragraph-properties fo:margin-left="0cm" fo:margin-right="0cm" style:line-height-at-least="0.45cm" fo:text-align="start" style:justify-single-word="false" fo:orphans="2" fo:widows="2" fo:text-indent="0cm" style:auto-text-indent="false"/>
    </style:style>
    <style:style style:name="P6" style:family="paragraph" style:parent-style-name="Standard" style:list-style-name="L1">
      <style:paragraph-properties fo:margin-left="0cm" fo:margin-right="0cm" style:line-height-at-least="0.45cm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style:line-height-at-least="0.45cm" fo:text-align="start" style:justify-single-word="false" fo:orphans="2" fo:widows="2" fo:text-indent="0cm" style:auto-text-indent="false"/>
      <style:text-properties fo:font-variant="normal" fo:text-transform="none" fo:color="#333333" style:font-name="lucida grande" fo:font-size="9.75pt" fo:letter-spacing="normal" fo:font-style="normal" fo:font-weight="normal"/>
    </style:style>
    <style:style style:name="P8" style:family="paragraph" style:parent-style-name="Standard">
      <style:paragraph-properties fo:margin-left="0cm" fo:margin-right="0cm" style:line-height-at-least="0.45cm" fo:text-align="start" style:justify-single-word="false" fo:orphans="2" fo:widows="2" fo:text-indent="0cm" style:auto-text-indent="false" fo:padding="0.074cm" fo:border-left="none" fo:border-right="none" fo:border-top="none" fo:border-bottom="0.035cm solid #000000" style:join-border="false"/>
    </style:style>
    <style:style style:name="P9" style:family="paragraph" style:parent-style-name="Heading_20_5">
      <style:paragraph-properties fo:margin-top="0.423cm" fo:margin-bottom="0cm"/>
      <style:text-properties fo:font-variant="normal" fo:text-transform="none" fo:color="#333333" style:font-name="lucida grande" fo:font-size="9.75pt" fo:letter-spacing="normal" fo:font-style="normal" fo:font-weight="normal"/>
    </style:style>
    <style:style style:name="P10" style:family="paragraph" style:parent-style-name="Heading_20_5">
      <style:paragraph-properties fo:margin-left="0cm" fo:margin-right="0cm" style:line-height-at-least="0.45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2" style:family="text">
      <style:text-properties fo:font-variant="normal" fo:text-transform="none" fo:color="#333333" style:font-name="lucida grande" fo:font-size="8.25pt" fo:letter-spacing="normal" fo:font-style="normal" fo:font-weight="normal"/>
    </style:style>
    <style:style style:name="T3" style:family="text">
      <style:text-properties fo:font-variant="normal" fo:text-transform="none" fo:color="#333333" style:text-line-through-style="none" style:font-name="Arial1" fo:font-size="9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b5998" style:text-line-through-style="none" style:font-name="lucida grande" fo:font-size="9.7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3b5998" style:text-line-through-style="none" style:font-name="lucida grande" fo:font-size="8.2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b5998" style:text-line-through-style="none" style:font-name="lucida grande" fo:font-size="8.2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style:font-name="Arial1" fo:font-size="9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9pt" fo:letter-spacing="normal" fo:font-style="normal" style:text-underline-style="none" fo:font-weight="normal" style:text-blinking="false" fo:background-color="#ff9900"/>
    </style:style>
    <style:style style:name="T9" style:family="text">
      <style:text-properties fo:font-variant="normal" fo:text-transform="none" fo:color="#000000" style:text-line-through-style="none" style:font-name="Times New Roman1" fo:font-size="14pt" fo:letter-spacing="normal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udações queridos alunos! </text:span><text:line-break/><text:line-break/><text:span text:style-name="T1">Diante dos atrasos e dos prejuízos decorrentes da falta de envio da Declaração informo as seguintes mudanças e penalidades: </text:span><text:line-break/><text:line-break/><text:span text:style-name="T1">1º Enviar simultaneamente a Declaração de Próprio Punho (redigida em folha A4 ou caderno pautado) ou Documento Oficial (Atestado médico, Declaração Escolar, Declaração do Trabalho e etc) para: </text:span></text:p>
      <text:p text:style-name="P1"><text:span text:style-name="T1"><text:line-break/>tiagos2006@ig.com.br, ts4nt0s@gmail.com e anexada em mensagem para o meu facebook - </text:span><text:a xlink:type="simple" xlink:href="http://www.facebook.com/tiago.felixdossantos.7" office:target-frame-name="_blank" xlink:show="new"><text:span text:style-name="T4">http://www.facebook.com/tiago.felixdossantos.7</text:span></text:a><text:span text:style-name="T1"> ;<text:line-break/><text:line-break/>2º Justificar a falta no Grupo da Turma e se comprometer a mandar a Declaração em um dos dias especificados abaixo; <text:line-break/><text:line-break/>3º O aluno tem dois dias para mandar a Declaração: <text:line-break/><text:line-break/>1ª 4ª Feira - Até 23:59 <text:line-break/><text:line-break/>2ª 5ª Feira - Até 18:00 horas <text:line-break/><text:line-break/>Obs: caso um dos dois dias seja feriado mande um dia antes.<text:line-break/><text:line-break/>4º O Professor poderá ligar um dia antes para lembrar ao aluno, por isso peço que sejam rápidos e procurem avisar pelo Facebook e mandar a Declaração; <text:line-break/><text:line-break/>5º Caso o aluno não mande nos dias específicos, não atenda as ligações do Professor e não avise pelo Facebook ou e-mails, o aluno perderá:<text:line-break/><text:line-break/>2,5 (dois pontos e meio)<text:line-break/><text:line-break/>Se o aluno mandar a Declaração depois da 5ª feira, será retirado 1 ponto da Pontuação Negativa, sendo os outros 1,5 cancelados após duas presenças consecutivas! <text:line-break/><text:line-break/>Será adicionada 2,5 por cada falta sem Declaração na Pontuação Negativa! <text:line-break/><text:line-break/>Entrou em vigor para as faltas ocorridas em 24/11 em diante!<text:line-break/><text:line-break/>Muito obrigado pela compreensão!</text:span></text:p>
      <text:p text:style-name="P3"/>
      <text:p text:style-name="Standard"/>
      <text:p text:style-name="Standard"><text:a xlink:type="simple" xlink:href="http://economia.uol.com.br/ultimas-noticias/redacao/2012/11/29/jogos-nas-redes-sociais-ampliam-mercado-de-games-para-pequenas-empresas.jhtm">http://economia.uol.com.br/ultimas-noticias/redacao/2012/11/29/jogos-nas-redes-sociais-ampliam-mercado-de-games-para-pequenas-empresas.jhtm</text:a> </text:p>
      <text:p text:style-name="P3"/>
      <text:p text:style-name="Standard"/>
      <text:p text:style-name="Standard"><text:a xlink:type="simple" xlink:href="http://www.youtube.com/watch?feature=player_embedded&amp;v=u_fr8tEQSGE">http://www.youtube.com/watch?feature=player_embedded&amp;v=u_fr8tEQSGE</text:a> </text:p>
      <text:p text:style-name="Standard"/>
      <text:p text:style-name="Standard">Quer trabalhar na indústria de games?</text:p>
      <text:p text:style-name="Standard"/>
      <text:p text:style-name="P1"/>
      <text:p text:style-name="P1"><text:a xlink:type="simple" xlink:href="http://www.youtube.com/watch?v=8FpigqfcvlM">http://www.youtube.com/watch?v=8FpigqfcvlM</text:a> </text:p>
      <text:p text:style-name="P1"/>
      <text:p text:style-name="P1">Sequeletis</text:p>
      <text:p text:style-name="P1"/>
      <text:p text:style-name="P1">A lenda do herói 1 e 2 e umjoystick e um violão, AVGN, aquele vídeo daquela mulher e os outros de gd...</text:p>
      <text:p text:style-name="P3"><text:soft-page-break/></text:p>
      <text:p text:style-name="Standard"/>
      <text:p text:style-name="P1"><text:a xlink:type="simple" xlink:href="http://jogos.uol.com.br/ultimas-noticias/2011/11/30/comissao-aprova-proposta-que-reduz-impostos-de-jogos-no-brasil.htm" office:target-frame-name="_blank" xlink:show="new"><text:span text:style-name="T4">http://jogos.uol.com.br/ultimas-noticias/2011/11/30/comissao-aprova-proposta-que-reduz-impostos-de-jogos-no-brasil.htm</text:span></text:a> </text:p>
      <text:p text:style-name="P1"/>
      <text:p text:style-name="P1"/>
      <text:p text:style-name="P1"><text:a xlink:type="simple" xlink:href="http://www.gamevicio.com/i/noticias/105/105129-games-receberao-investimentos-de-impostos-em-producoes-nacionais/index.html" office:target-frame-name="_blank" xlink:show="new"><text:span text:style-name="T4">http://www.gamevicio.com/i/noticias/105/105129-games-receberao-investimentos-de-impostos-em-producoes-nacionais/index.html</text:span></text:a> </text:p>
      <text:p text:style-name="P1"/>
      <text:p text:style-name="P2"/>
      <text:p text:style-name="P1"/>
      <text:p text:style-name="P1"/>
      <text:p text:style-name="P2"/>
      <text:p text:style-name="P1"><text:line-break/>flash aula 2? 5/1/12</text:p>
      <text:p text:style-name="P1"/>
      <text:p text:style-name="P2"><text:bookmark text:name="internal-source-marker_0.24045258876867592"/><text:span text:style-name="T7">Estrutura de repetição</text:span><text:span text:style-name="T10"><text:line-break/></text:span><text:span text:style-name="T7">Estrutura “while”</text:span><text:span text:style-name="T10"><text:line-break/></text:span><text:span text:style-name="T7">É uma estrutura que repete um bloco de comandos “enquanto” uma determinada condição for verdadeira.</text:span><text:span text:style-name="T10"><text:line-break/><text:line-break/></text:span><text:span text:style-name="T7">Sintaxe:</text:span><text:span text:style-name="T10"><text:line-break/><text:line-break/><text:line-break/></text:span><text:span text:style-name="T7">while(&lt;condição&gt;)</text:span><text:span text:style-name="T10"><text:line-break/></text:span><text:span text:style-name="T7">{</text:span><text:span text:style-name="T10"><text:line-break/></text:span><text:span text:style-name="T7">&lt;comandos&gt;</text:span><text:span text:style-name="T10"><text:line-break/><text:line-break/></text:span><text:span text:style-name="T7">}</text:span><text:span text:style-name="T10"><text:line-break/><text:line-break/></text:span><text:span text:style-name="T8">var i:int;</text:span><text:span text:style-name="T10"><text:line-break/><text:line-break/></text:span><text:span text:style-name="T8">i=1;</text:span><text:span text:style-name="T10"><text:line-break/></text:span><text:span text:style-name="T8">while(i&lt;=10){</text:span><text:span text:style-name="T10"><text:line-break/></text:span><text:span text:style-name="T8">trace(i);</text:span><text:span text:style-name="T10"><text:line-break/></text:span><text:span text:style-name="T8">i+=1;}</text:span><text:span text:style-name="T9"></text:span><text:span text:style-name="T10"><text:line-break/></text:span><text:span text:style-name="T9"></text:span><text:span text:style-name="T10"><text:line-break/><text:line-break/></text:span><text:span text:style-name="T7">----------------------------------------------------------------------------------------------------------------------------</text:span><text:span text:style-name="T10"><text:line-break/><text:line-break/></text:span><text:span text:style-name="T7">Estrutura “for”</text:span><text:span text:style-name="T10"><text:line-break/></text:span><text:span text:style-name="T7">É uma estrutura que repete um bloco de comandos num determinado número de vezes pré-estabelecido.</text:span><text:span text:style-name="T10"><text:line-break/><text:line-break/></text:span><text:span text:style-name="T7">Sintaxe:</text:span><text:span text:style-name="T10"><text:line-break/></text:span><text:span text:style-name="T7">for(&lt;inicialização&gt;;&lt;condição&gt;;&lt;incremento&gt;)</text:span><text:span text:style-name="T10"><text:line-break/></text:span><text:span text:style-name="T7">{</text:span><text:span text:style-name="T10"><text:line-break/></text:span><text:span text:style-name="T7">&lt;comandos&gt;</text:span><text:span text:style-name="T10"><text:line-break/></text:span><text:span text:style-name="T7">}</text:span><text:span text:style-name="T10"><text:line-break/><text:line-break/></text:span><text:span text:style-name="T8">for(var j=11:int ; j&lt;=20; j++){</text:span><text:span text:style-name="T10"><text:line-break/></text:span><text:span text:style-name="T8">trace(j);</text:span><text:span text:style-name="T10"><text:line-break/></text:span><text:span text:style-name="T8">}</text:span><text:span text:style-name="T10"><text:line-break/></text:span><text:soft-page-break/><text:span text:style-name="T10"><text:line-break/><text:line-break/><text:line-break/></text:span><text:span text:style-name="T7">VETOR:</text:span><text:span text:style-name="T10"><text:line-break/></text:span><text:span text:style-name="T3">Vetores são segmentos de linha minimamente definido como ponto de partida, uma direção, e um comprimento. Eles podem, no entanto, ser muito mais complexa epode incluir vários tipos de linhas, curvas e splines. Linhas retas e curvas podem serusadas para definir formas geométricas, como círculos, retângulos e polígonos, que então pode ser usada para criar formas mais complexas, tais como esferas, cubose poliedros.</text:span><text:span text:style-name="T10"><text:line-break/><text:line-break/></text:span><text:span text:style-name="T3">Codigo:</text:span><text:span text:style-name="T10"><text:line-break/><text:line-break/></text:span><text:span text:style-name="T8">//Criar Variavel para o vetor</text:span><text:span text:style-name="T10"><text:line-break/></text:span><text:span text:style-name="T8">var nome_jogador :Vector.&lt;String&gt;;</text:span><text:span text:style-name="T10"><text:line-break/><text:line-break/></text:span><text:span text:style-name="T8">//Aloca espaço na memoria para o vetor</text:span><text:span text:style-name="T10"><text:line-break/></text:span><text:span text:style-name="T8">nome_jogador = new Vector.&lt;String&gt;();</text:span><text:span text:style-name="T10"><text:line-break/><text:line-break/></text:span><text:span text:style-name="T8">//Dados que vao ser postos dentro do vetor</text:span><text:span text:style-name="T10"><text:line-break/></text:span><text:span text:style-name="T8">nome_jogador.push("Diego");</text:span><text:span text:style-name="T10"><text:line-break/></text:span><text:span text:style-name="T8">nome_jogador.push("Fabricio");</text:span><text:span text:style-name="T10"><text:line-break/></text:span><text:span text:style-name="T8">nome_jogador.push("Rafael");</text:span><text:span text:style-name="T10"><text:line-break/></text:span><text:span text:style-name="T8">nome_jogador.push("Samuel");</text:span><text:span text:style-name="T10"><text:line-break/><text:line-break/></text:span><text:span text:style-name="T8">//Leitura do Vetor</text:span><text:span text:style-name="T10"><text:line-break/></text:span><text:span text:style-name="T8">for(var i:int=0 ;i&lt;nome_jogador.length ;i++){</text:span><text:span text:style-name="T10"><text:line-break/></text:span><text:span text:style-name="T8">trace(nome_jogador[i]);</text:span><text:span text:style-name="T10"><text:line-break/></text:span><text:span text:style-name="T8">}</text:span><text:span text:style-name="T10"><text:line-break/><text:line-break/></text:span></text:p>
      <text:p text:style-name="P1"/>
      <text:p text:style-name="P1"><text:a xlink:type="simple" xlink:href="http://www.benoitfreslon.com/category/actionscript/">http://www.benoitfreslon.com/category/actionscript/</text:a> </text:p>
      <text:p text:style-name="P2"/>
      <text:p text:style-name="P1"/>
      <text:p text:style-name="P1"><text:span text:style-name="T1">Um objeto é um elemento computacional que representa, no domínio da solução, alguma entidade (abstrata ou concreta) do domínio de interesse do problema sob análise. Objetos similares são agrupados em classes.</text:span><text:line-break/><text:span text:style-name="T1">No paradigma de orientação a objetos, tudo pode ser potencialmente representado como um objeto. Sob o ponto de vista da programação, um objeto não é muito diferente de uma variável no paradigma de programação convencional. Por exemplo, quando define-se uma variável do tipo int em C ou em Java, essa variável tem:</text:span><text:line-break/><text:span text:style-name="T1">um espaço em memória para registrar o seu estado atual (um valor);</text:span><text:line-break/><text:span text:style-name="T1">um conjunto de operações associadas que podem ser aplicadas a ela, através dos operadores definidos na linguagem que podem ser aplicados a valores inteiros (soma, subtração, inversão de sinal, multiplicação, divisão inteira, resto da divisão inteira, incremento, decremento).</text:span><text:line-break/><text:line-break/><text:span text:style-name="T1">Da mesma forma, quando se cria um objeto, esse objeto adquire um espaço em memória para armazenar seu estado (os valores de seu conjunto de atributos, definidos pela classe) e um conjunto de operações que podem ser aplicadas ao objeto (o conjunto de métodos definidos pela classe).</text:span><text:line-break/><text:span text:style-name="T1">Um programa orientado a objetos é composto por um conjunto de objetos que interagem através de "trocas de mensagens". Na prática, essa troca de mensagem traduz-se na invocação de métodos entre objetos.</text:span> </text:p>
      <text:p text:style-name="P2"/>
      <text:p text:style-name="P1"/>
      <text:p text:style-name="P1"><text:span text:style-name="T1">A programação Orientada a objetos (POO) é uma forma especial de programar, mais próximo de como expressaríamos as coisas na vida real do que outros tipos de programação.</text:span><text:line-break/><text:soft-page-break/><text:span text:style-name="T1">Com a POO temos que aprender a pensar as coisas de uma maneira distinta, para escrever nossos programas em termos de objetos, propriedades, métodos e outras coisas que veremos rapidamente para esclarecer conceitos e dar uma pequena base que permita soltarmos um pouco com este tipo de programação.</text:span> </text:p>
      <text:p text:style-name="P2"/>
      <text:p text:style-name="P1"/>
      <text:p text:style-name="P1">26/01 OO flash?</text:p>
      <text:p text:style-name="P2"/>
      <text:p text:style-name="P1"/>
      <text:p text:style-name="P1">Depois do projeto de Flash, início do Mobile:</text:p>
      <text:p text:style-name="P1"/>
      <text:p text:style-name="P1"><text:span text:style-name="T1">Para aqueles que não vieram na aula de quinta feira, iniciamos o módulo de Game Mobile.</text:span><text:line-break/><text:line-break/><text:span text:style-name="T1">Para aqueles que desejam instalar e configurar as ferramentas necessárias para utilizar no módulo, eis aqui os programas que utilizaremos</text:span></text:p>
      <text:list xml:id="list2608923058238806570" text:style-name="L1">
        <text:list-item>
          <text:p text:style-name="P6"><text:span text:style-name="T1">Eclipse (Ambiente de desenvolvimento , usaremos aqui a linguagem Java)<text:line-break/><text:line-break/>- Android SDK (Ferramenta de desenvolvimento para Android)<text:line-break/><text:line-break/>- Android ADT (Plugin, que vincula o Android SDK à ferramenta de desenvolvimento Eclipse).<text:line-break/><text:line-break/>Downloads das ferramentas citadas acima:<text:line-break/><text:line-break/>- Eclipse Indigo (Internamente denominado Eclipse Classic 3.7.2)<text:line-break/><text:line-break/></text:span><text:a xlink:type="simple" xlink:href="http://www.eclipse.org/downloads/" office:target-frame-name="_blank" xlink:show="new"><text:span text:style-name="T4">http://www.eclipse.org/downloads/</text:span></text:a><text:span text:style-name="T1"><text:line-break/><text:line-break/>- Download Android SDK Revision 18<text:line-break/><text:line-break/></text:span><text:a xlink:type="simple" xlink:href="http://dl.google.com/android/android-sdk_r18-windows.zip" office:target-frame-name="_blank" xlink:show="new"><text:span text:style-name="T4">http://dl.google.com/android/android-sdk_r18-windows.zip</text:span></text:a><text:span text:style-name="T1"><text:line-break/><text:line-break/>- Android ADT<text:line-break/><text:line-break/></text:span><text:a xlink:type="simple" xlink:href="http://dl.google.com/android/ADT-18.0.0.zip" office:target-frame-name="_blank" xlink:show="new"><text:span text:style-name="T4">http://dl.google.com/android/ADT-18.0.0.zip</text:span></text:a><text:span text:style-name="T1"><text:line-break/><text:line-break/>Baixem esses elementos...<text:line-break/><text:line-break/>Estarei disponibilizando um material para vocês ensinando o passo a passo da instalação do Android no Eclipse...<text:line-break/><text:line-break/>Abraços...</text:span></text:p>
        </text:list-item>
      </text:list>
      <text:p text:style-name="P1"/>
      <text:p text:style-name="P2"><text:a xlink:type="simple" xlink:href="http://www.universosmart.com.br/tecnologia/como-programar-meu-celular-android-98.html">http://www.universosmart.com.br/tecnologia/como-programar-meu-celular-android-98.html</text:a> <text:line-break/></text:p>
      <text:p text:style-name="P1"/>
      <text:p text:style-name="P1">Silêncio...</text:p>
      <text:p text:style-name="P1"/>
      <text:p text:style-name="P1"><text:span text:style-name="T1">public void ProcessarInimigos() {</text:span><text:line-break/><text:line-break/><text:span text:style-name="T1">for(int i = 0 ; i &lt; tela.getChildCount() ; i++) {</text:span><text:line-break/><text:line-break/><text:span text:style-name="T1">if(tela.getChildAt(i) instanceof Inimigo) {</text:span></text:p>
      <text:p text:style-name="P7"><text:line-break/>((Inimigo) tela.getChildAt(i)).Processar(tela);<text:line-break/><text:line-break/><text:soft-page-break/>}<text:line-break/><text:line-break/>}<text:line-break/><text:line-break/>}</text:p>
      <text:p text:style-name="P1"/>
      <text:p text:style-name="P1"/>
      <text:p text:style-name="P1"><text:span text:style-name="T1">public void ComecarAnimacaoInimigos() {</text:span><text:line-break/><text:line-break/><text:span text:style-name="T1">for(int i = 0 ; i &lt; tela.getChildCount() ; i++) {</text:span><text:line-break/><text:line-break/><text:span text:style-name="T1">if(tela.getChildAt(i) instanceof Inimigo) {</text:span></text:p>
      <text:p text:style-name="P7"><text:line-break/>((Inimigo) tela.getChildAt(i)).IniciarAnimacao();<text:line-break/><text:line-break/>}<text:line-break/><text:line-break/>}<text:line-break/><text:line-break/>}</text:p>
      <text:p text:style-name="P1"/>
      <text:p text:style-name="P1"/>
      <text:p text:style-name="P1"><text:span text:style-name="T1">requestWindowFeature(Window.FEATURE_NO_TITLE);</text:span><text:line-break/><text:span text:style-name="T1">getWindow().setFlags(WindowManager.LayoutParams.FLAG_FULLSCREEN,</text:span><text:line-break/><text:span text:style-name="T1">WindowManager.LayoutParams.FLAG_FULLSCREEN);</text:span> </text:p>
      <text:p text:style-name="P1"/>
      <text:p text:style-name="P1"><text:span text:style-name="T1">public boolean ProcessarMovimentoeColisao(AbsoluteLayout tela) {</text:span><text:line-break/><text:line-break/><text:span text:style-name="T1">if(direcaoTiro == Sentido.DIREITA)</text:span><text:line-break/><text:span text:style-name="T1">GameObject.MoveByX(this, 15);</text:span><text:line-break/><text:span text:style-name="T1">else</text:span></text:p>
      <text:p text:style-name="P7">GameObject.MoveByX(this, -15);<text:line-break/><text:line-break/><text:line-break/><text:line-break/>for(int i = 0 ; i &lt; tela.getChildCount() ; i++) {<text:line-break/><text:line-break/>if(tela.getChildAt(i) instanceof Inimigo)<text:line-break/>{<text:line-break/>if(GameObject.CheckCollision(this, tela.getChildAt(i)))<text:line-break/>{<text:line-break/>tela.removeView(tela.getChildAt(i));<text:line-break/>return true;<text:line-break/>}<text:line-break/>else<text:line-break/>return false;<text:line-break/>}<text:line-break/>}<text:line-break/><text:line-break/>return false;<text:line-break/>}</text:p>
      <text:p text:style-name="P1"/>
      <text:p text:style-name="P1"><text:span text:style-name="T1">public void MoverTiros() {</text:span><text:line-break/><text:line-break/><text:span text:style-name="T1">for(int i = 0 ; i &lt; tela.getChildCount() ; i++) {</text:span><text:line-break/><text:soft-page-break/><text:line-break/><text:span text:style-name="T1">if(tela.getChildAt(i) instanceof TiroMegaman) {</text:span></text:p>
      <text:p text:style-name="P7"><text:line-break/>if(((TiroMegaman) tela.getChildAt(i)).ProcessarMovimentoeColisao(tela))<text:line-break/>break;<text:line-break/><text:line-break/>}<text:line-break/><text:line-break/>}<text:line-break/><text:line-break/>}</text:p>
      <text:p text:style-name="P1"/>
      <text:p text:style-name="P1"><text:span text:style-name="T1">package br.com.supermegabros;</text:span><text:line-break/><text:line-break/><text:span text:style-name="T1">import game.util.GameObject;</text:span><text:line-break/><text:span text:style-name="T1">import android.content.Context;</text:span><text:line-break/><text:span text:style-name="T1">import android.widget.AbsoluteLayout;</text:span></text:p>
      <text:p text:style-name="P7">import android.widget.ImageView;<text:line-break/><text:line-break/>public class TiroMegaman extends ImageView {<text:line-break/><text:line-break/><text:line-break/>public enum Sentido {DIREITA, ESQUERDA};<text:line-break/><text:line-break/>Sentido direcaoTiro;<text:line-break/><text:line-break/>public TiroMegaman(Context context) {<text:line-break/>super(context);<text:line-break/><text:line-break/>}<text:line-break/><text:line-break/>public void PosicaoInicial(Megaman m, Sentido direcao) {<text:line-break/><text:line-break/>this.setLayoutParams(new AbsoluteLayout.LayoutParams(10, 10, m.getLeft(), m.getTop()));<text:line-break/>direcaoTiro = direcao;<text:line-break/>}<text:line-break/><text:line-break/><text:line-break/>public boolean ProcessarMovimentoeColisao(AbsoluteLayout tela) {<text:line-break/><text:line-break/>if(direcaoTiro == Sentido.DIREITA)<text:line-break/>GameObject.MoveByX(this, 15);<text:line-break/>else<text:line-break/>GameObject.MoveByX(this, -15);<text:line-break/><text:line-break/><text:line-break/><text:line-break/>for(int i = 0 ; i &lt; tela.getChildCount() ; i++) {<text:line-break/><text:line-break/>if(tela.getChildAt(i) instanceof Inimigo)<text:line-break/>{<text:line-break/>if(GameObject.CheckCollision(this, tela.getChildAt(i)))<text:line-break/>{<text:line-break/>tela.removeView(tela.getChildAt(i));<text:line-break/>return true;<text:line-break/>}<text:line-break/><text:soft-page-break/>else<text:line-break/>return false;<text:line-break/>}<text:line-break/>}<text:line-break/><text:line-break/>return false;<text:line-break/>}<text:line-break/><text:line-break/><text:line-break/><text:line-break/>}</text:p>
      <text:p text:style-name="P2"/>
      <text:p text:style-name="P1"/>
      <text:p text:style-name="P1">fim de Mobile e início de 3d fund:</text:p>
      <text:p text:style-name="P1"/>
      <text:p text:style-name="P1"><text:a xlink:type="simple" xlink:href="http://usa.autodesk.com/adsk/servlet/pc/index?siteID=123112&amp;id=17355061" office:target-frame-name="_blank" xlink:show="new"><text:span text:style-name="T4">http://usa.autodesk.com/adsk/servlet/pc/index?siteID=123112&amp;id=17355061</text:span></text:a> </text:p>
      <text:p text:style-name="P1"/>
      <text:p text:style-name="P1"><text:bookmark text:name=".reactRoot[430].[1][2][1]{comment339955426087595_340273942722410}..[1]..[1]..[0].[0][2]..[1]"/><text:a xlink:type="simple" xlink:href="http://www.the-blueprints.com/" office:target-frame-name="_blank" xlink:show="new"><text:span text:style-name="T5">http://www.the-blueprints.com/</text:span></text:a> </text:p>
      <text:p text:style-name="P1"/>
      <text:p text:style-name="P1">orgânico?</text:p>
      <text:p text:style-name="P1"/>
      <text:p text:style-name="P1"><text:span text:style-name="T1">O trabalho de casa:</text:span><text:line-break/><text:span text:style-name="T1">. Fazer uma expressão triste</text:span><text:line-break/><text:span text:style-name="T1">.Fazer uma expressão nervoso</text:span><text:line-break/><text:span text:style-name="T1">. Fazer uma expressão surpreso</text:span><text:line-break/><text:span text:style-name="T1">. Modelar sabre de luz.</text:span> </text:p>
      <text:p text:style-name="P1"/>
      <text:p text:style-name="P1">Kede e Ulhoa dividindo... insatisfação dos alunos com as aulas de arte e prog expressas no face, Leandro Spyredes...</text:p>
      <text:p text:style-name="P1"/>
      <text:p text:style-name="P1">"<text:span text:style-name="T1">Galera ... fiquem tranquilos.... O patrick só vai me substituir nessa quinta e na terça-feira... depois vcs voltam a ter aula comigo..... E o patrick é muito bom.... </text:span><text:line-break/><text:span text:style-name="T1">E óbvio que eu não largaria vcs ..... Gostei MUITO DA TURMA.... E TUDO CONTIA DE PÉ.... O PROJETO FINAL, OS TRABALHOS DE CASA... TUDO !!!!</text:span><text:line-break/><text:line-break/><text:span text:style-name="T1">FOCO GALERA..... LEMBRE-SE DE O QUANTO NOSSAS AULAS PODEM VIR GERAR PARA VCS MESMO !!!!</text:span></text:p>
      <text:p text:style-name="P1"><text:span text:style-name="T1">SEMANA QUE VEM TAMO JUNTO NOVAMENTE, PARA ZOARMOS E APRENDER-MOS.....<text:line-break/><text:line-break/>o/"</text:span></text:p>
      <text:p text:style-name="P1"><text:span text:style-name="T1"/></text:p>
      <text:p text:style-name="P1"><text:span text:style-name="T1">"Galera..... Nã poderei dar aula para vcs nessa quinta-feira...... Será o próprio </text:span><text:a xlink:type="simple" xlink:href="http://www.facebook.com/pedro.ulhoa.5"><text:span text:style-name="T4">Pedro Ulhoa</text:span></text:a><text:span text:style-name="T1">.... mas enviem os trabalhos para meu e-mail para eu poder corrigir....<text:line-break/><text:line-break/>paulo.kede.sevengame@gmail.com<text:line-break/><text:line-break/>Abraços<text:line-break/><text:line-break/>o/ "</text:span></text:p>
      <text:p text:style-name="P1"><text:span text:style-name="T1"/></text:p>
      <text:p text:style-name="P1"><text:span text:style-name="T1">"</text:span><text:bookmark text:name=".reactRoot[374].[1][2][1]{comment351746648241806_351763231573481}..[1]..[1]..[0].[0][0]"/><text:a xlink:type="simple" xlink:href="http://www.facebook.com/pedro.ulhoa.5"><text:span text:style-name="T6">Pedro Ulhoa</text:span></text:a><text:bookmark text:name=".reactRoot[374].[1][2][1]{comment351746648241806_351763231573481}..[1]..[1]..[0].[0][1]"/><text:span text:style-name="T1"> </text:span><text:bookmark text:name=".reactRoot[374].[1][2][1]{comment351746648241806_351763231573481}..[1]..[1]..[0].[0][2]"/><text:bookmark text:name=".reactRoot[374].[1][2][1]{comment351746648241806_351763231573481}..[1]..[1]..[0].[0][2]."/><text:bookmark text:name=".reactRoot[374].[1][2][1]{comment351746648241806_351763231573481}..[1]..[1]..[0].[0][2]..[0]"/><text:span text:style-name="T2">Na verdade nao vai ser eu nao...temos outro professor especializado em animação o Patrick ai ele vai dar a aual!</text:span><text:bookmark text:name=".reactRoot[374].[1][2][1]{comment351746648241806_351763231573481}..[1]..[1]..[0].[0][2]..[1]"/><text:bookmark text:name=".reactRoot[374].[1][2][1]{comment351746648241806_351763231573481}..[1]..[1]..[0].[0][2]..[2]"/><text:span text:style-name="T2">"</text:span></text:p>
      <text:p text:style-name="P1"><text:span text:style-name="T2"/></text:p>
      <text:p text:style-name="P1"><text:span text:style-name="T2">Troca de professores, estagiários dando aula, erros de português..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a xlink:type="simple" xlink:href="http://browse.deviantart.com/?qh=§ion=&amp;q=model+sheet+3d">http://browse.deviantart.com/?qh=&amp;section=&amp;q=model+sheet+3d</text:a><text:span text:style-name="T2"> </text:span></text:p>
      <text:p text:style-name="P1"><text:span text:style-name="T2"/></text:p>
      <text:p text:style-name="P1"><text:span text:style-name="T2">a arte continua</text:span></text:p>
      <text:p text:style-name="P1"><text:span text:style-name="T2"/></text:p>
      <text:p text:style-name="P1"><text:span text:style-name="T2">"</text:span><text:span text:style-name="T1">Não sei pq esse professor me lembrou o Paulo Kede</text:span><text:span text:style-name="T2"> " alunos zoando professores</text:span></text:p>
      <text:p text:style-name="P2"><text:span text:style-name="T2"/></text:p>
      <text:p text:style-name="P1"><text:span text:style-name="T2"/></text:p>
      <text:p text:style-name="P1"><text:span text:style-name="T2">Inicio de XNA 2D, Vitor</text:span></text:p>
      <text:p text:style-name="P1"><text:span text:style-name="T2"/></text:p>
      <text:p text:style-name="P1"><text:span text:style-name="T2">desde cedo conhecimento de tortoise por exemplo, e nao uso, falta de pratica</text:span></text:p>
      <text:p text:style-name="P1"><text:span text:style-name="T2"/></text:p>
      <text:p text:style-name="P1"><text:span text:style-name="T1">using System;</text:span><text:span text:style-name="T2"><text:line-break/></text:span><text:span text:style-name="T1">using System.Collections.Generic;</text:span><text:span text:style-name="T2"><text:line-break/></text:span><text:span text:style-name="T1">using System.Linq;</text:span><text:span text:style-name="T2"><text:line-break/></text:span><text:span text:style-name="T1">using Microsoft.Xna.Framework;</text:span><text:span text:style-name="T2"><text:line-break/></text:span><text:span text:style-name="T1">using Microsoft.Xna.Framework.Audio;</text:span><text:span text:style-name="T2"><text:line-break/></text:span><text:span text:style-name="T1">using Microsoft.Xna.Framework.Content;</text:span><text:span text:style-name="T2"><text:line-break/></text:span><text:span text:style-name="T1">using Microsoft.Xna.Framework.GamerServices;</text:span><text:span text:style-name="T2"><text:line-break/></text:span><text:span text:style-name="T1">using Microsoft.Xna.Framework.Graphics;</text:span><text:span text:style-name="T2"><text:line-break/></text:span><text:span text:style-name="T1">using Microsoft.Xna.Framework.Input;</text:span><text:span text:style-name="T2"><text:line-break/></text:span><text:span text:style-name="T1">using Microsoft.Xna.Framework.Media;</text:span><text:span text:style-name="T2"><text:line-break/><text:line-break/></text:span><text:span text:style-name="T1">namespace first_project</text:span><text:span text:style-name="T2"><text:line-break/></text:span><text:span text:style-name="T1">{</text:span><text:span text:style-name="T2"><text:line-break/></text:span><text:span text:style-name="T1">/// &lt;summary&gt;</text:span><text:span text:style-name="T2"><text:line-break/></text:span><text:span text:style-name="T1">/// This is the main type for your game</text:span><text:span text:style-name="T2"><text:line-break/></text:span><text:span text:style-name="T1">/// &lt;/summary&gt;</text:span><text:span text:style-name="T2"><text:line-break/></text:span><text:span text:style-name="T1">public class Game1 : Microsoft.Xna.Framework.Game</text:span><text:span text:style-name="T2"><text:line-break/></text:span><text:span text:style-name="T1">{</text:span><text:span text:style-name="T2"><text:line-break/></text:span><text:span text:style-name="T1">GraphicsDeviceManager graphics;</text:span><text:span text:style-name="T2"><text:line-break/></text:span><text:span text:style-name="T1">SpriteBatch spriteBatch;</text:span><text:span text:style-name="T2"><text:line-break/><text:line-break/></text:span><text:span text:style-name="T1">Texture2D playerImg;</text:span><text:span text:style-name="T2"><text:line-break/><text:line-break/></text:span><text:span text:style-name="T1">/// &lt;summary&gt;</text:span><text:span text:style-name="T2"><text:line-break/></text:span><text:span text:style-name="T1">/// definindo a posicao do Player</text:span><text:span text:style-name="T2"><text:line-break/></text:span><text:span text:style-name="T1">/// &lt;/summary&gt;</text:span><text:span text:style-name="T2"><text:line-break/></text:span><text:span text:style-name="T1">Vector2 position;</text:span><text:span text:style-name="T2"><text:line-break/><text:line-break/></text:span><text:span text:style-name="T1">float velocidadeX = 4;</text:span><text:span text:style-name="T2"><text:line-break/><text:line-break/></text:span><text:span text:style-name="T1">float rotation = 0f;</text:span><text:span text:style-name="T2"><text:line-break/><text:line-break/></text:span><text:span text:style-name="T1">int vidas;</text:span><text:span text:style-name="T2"><text:line-break/><text:line-break/><text:line-break/><text:line-break/><text:line-break/><text:line-break/></text:span><text:span text:style-name="T1">public Game1()</text:span><text:span text:style-name="T2"><text:line-break/></text:span><text:span text:style-name="T1">{</text:span><text:span text:style-name="T2"><text:line-break/></text:span><text:span text:style-name="T1">graphics = new GraphicsDeviceManager(this);</text:span><text:span text:style-name="T2"><text:line-break/></text:span><text:span text:style-name="T1">Content.RootDirectory = "Content";</text:span><text:span text:style-name="T2"><text:line-break/></text:span><text:span text:style-name="T1">Window.Title = "JOGO";</text:span><text:span text:style-name="T2"><text:line-break/></text:span><text:span text:style-name="T1">}</text:span><text:span text:style-name="T2"><text:line-break/></text:span><text:soft-page-break/><text:span text:style-name="T2"><text:line-break/></text:span><text:span text:style-name="T1">/// &lt;summary&gt;</text:span><text:span text:style-name="T2"><text:line-break/></text:span><text:span text:style-name="T1">/// Allows the game to perform any initialization it needs to before starting to run.</text:span><text:span text:style-name="T2"><text:line-break/></text:span><text:span text:style-name="T1">/// This is where it can query for any required services and load any non-graphic</text:span><text:span text:style-name="T2"><text:line-break/></text:span><text:span text:style-name="T1">/// related content. Calling base.Initialize will enumerate through any components</text:span><text:span text:style-name="T2"><text:line-break/></text:span><text:span text:style-name="T1">/// and initialize them as well.</text:span><text:span text:style-name="T2"><text:line-break/></text:span><text:span text:style-name="T1">/// &lt;/summary&gt;</text:span><text:span text:style-name="T2"><text:line-break/></text:span><text:span text:style-name="T1">protected override void Initialize()</text:span><text:span text:style-name="T2"><text:line-break/></text:span><text:span text:style-name="T1">{</text:span><text:span text:style-name="T2"><text:line-break/></text:span><text:span text:style-name="T1">// TODO: Add your initialization logic here</text:span><text:span text:style-name="T2"><text:line-break/><text:line-break/></text:span><text:span text:style-name="T1">base.Initialize();</text:span><text:span text:style-name="T2"><text:line-break/></text:span><text:span text:style-name="T1">}</text:span><text:span text:style-name="T2"><text:line-break/><text:line-break/></text:span><text:span text:style-name="T1">/// &lt;summary&gt;</text:span><text:span text:style-name="T2"><text:line-break/></text:span><text:span text:style-name="T1">/// LoadContent will be called once per game and is the place to load</text:span><text:span text:style-name="T2"><text:line-break/></text:span><text:span text:style-name="T1">/// all of your content.</text:span><text:span text:style-name="T2"><text:line-break/></text:span><text:span text:style-name="T1">/// &lt;/summary&gt;</text:span><text:span text:style-name="T2"><text:line-break/></text:span><text:span text:style-name="T1">protected override void LoadContent()</text:span><text:span text:style-name="T2"><text:line-break/></text:span><text:span text:style-name="T1">{</text:span><text:span text:style-name="T2"><text:line-break/></text:span><text:span text:style-name="T1">// Create a new SpriteBatch, which can be used to draw textures.</text:span><text:span text:style-name="T2"><text:line-break/></text:span><text:span text:style-name="T1">spriteBatch = new SpriteBatch(GraphicsDevice);</text:span><text:span text:style-name="T2"><text:line-break/></text:span><text:span text:style-name="T1">playerImg = Content.Load&lt;Texture2D&gt;("Nave");</text:span><text:span text:style-name="T2"><text:line-break/></text:span><text:span text:style-name="T1">position = new Vector2(50, 50);</text:span><text:span text:style-name="T2"><text:line-break/><text:line-break/><text:line-break/></text:span><text:span text:style-name="T1">// TODO: use this.Content to load your game content here</text:span><text:span text:style-name="T2"><text:line-break/></text:span><text:span text:style-name="T1">}</text:span><text:span text:style-name="T2"><text:line-break/><text:line-break/></text:span><text:span text:style-name="T1">/// &lt;summary&gt;</text:span><text:span text:style-name="T2"><text:line-break/></text:span><text:span text:style-name="T1">/// UnloadContent will be called once per game and is the place to unload</text:span><text:span text:style-name="T2"><text:line-break/></text:span><text:span text:style-name="T1">/// all content.</text:span><text:span text:style-name="T2"><text:line-break/></text:span><text:span text:style-name="T1">/// &lt;/summary&gt;</text:span><text:span text:style-name="T2"><text:line-break/></text:span><text:span text:style-name="T1">protected override void UnloadContent()</text:span><text:span text:style-name="T2"><text:line-break/></text:span><text:span text:style-name="T1">{</text:span><text:span text:style-name="T2"><text:line-break/></text:span><text:span text:style-name="T1">// TODO: Unload any non ContentManager content here</text:span><text:span text:style-name="T2"><text:line-break/></text:span><text:span text:style-name="T1">}</text:span><text:span text:style-name="T2"><text:line-break/><text:line-break/></text:span><text:span text:style-name="T1">/// &lt;summary&gt;</text:span><text:span text:style-name="T2"><text:line-break/></text:span><text:span text:style-name="T1">/// Allows the game to run logic such as updating the world,</text:span><text:span text:style-name="T2"><text:line-break/></text:span><text:span text:style-name="T1">/// checking for collisions, gathering input, and playing audio.</text:span><text:span text:style-name="T2"><text:line-break/></text:span><text:span text:style-name="T1">/// &lt;/summary&gt;</text:span><text:span text:style-name="T2"><text:line-break/></text:span><text:span text:style-name="T1">/// &lt;param name="gameTime"&gt;Provides a snapshot of timing values.&lt;/param&gt;</text:span><text:span text:style-name="T2"><text:line-break/></text:span><text:span text:style-name="T1">protected override void Update(GameTime gameTime)</text:span><text:span text:style-name="T2"><text:line-break/></text:span><text:span text:style-name="T1">{</text:span><text:span text:style-name="T2"><text:line-break/></text:span><text:span text:style-name="T1">// Allows the game to exit</text:span><text:span text:style-name="T2"><text:line-break/></text:span><text:span text:style-name="T1">if (GamePad.GetState(PlayerIndex.One).Buttons.Back == ButtonState.Pressed)</text:span><text:span text:style-name="T2"><text:line-break/></text:span><text:span text:style-name="T1">this.Exit();</text:span><text:span text:style-name="T2"><text:line-break/><text:line-break/></text:span><text:span text:style-name="T1">if (Keyboard.GetState().IsKeyDown(Keys.Escape))</text:span><text:span text:style-name="T2"><text:line-break/></text:span><text:span text:style-name="T1">{</text:span><text:span text:style-name="T2"><text:line-break/></text:span><text:span text:style-name="T1">this.Exit();</text:span><text:span text:style-name="T2"><text:line-break/></text:span><text:span text:style-name="T1">}</text:span><text:span text:style-name="T2"><text:line-break/><text:line-break/></text:span><text:span text:style-name="T1">position += velocidadeX * getDirection();</text:span><text:span text:style-name="T2"><text:line-break/><text:line-break/><text:line-break/></text:span><text:soft-page-break/><text:span text:style-name="T2"><text:line-break/><text:line-break/><text:line-break/></text:span><text:span text:style-name="T1">/* if (position.X + playerImg.Width &gt;= Window.ClientBounds.Width)</text:span><text:span text:style-name="T2"><text:line-break/></text:span><text:span text:style-name="T1">{</text:span><text:span text:style-name="T2"><text:line-break/><text:line-break/></text:span><text:span text:style-name="T1">direction.X *= -1;</text:span><text:span text:style-name="T2"><text:line-break/><text:line-break/></text:span><text:span text:style-name="T1">}</text:span><text:span text:style-name="T2"><text:line-break/><text:line-break/></text:span><text:span text:style-name="T1">else if (position.X &lt;= 0)</text:span><text:span text:style-name="T2"><text:line-break/></text:span><text:span text:style-name="T1">{</text:span><text:span text:style-name="T2"><text:line-break/><text:line-break/></text:span><text:span text:style-name="T1">direction.X *= -1;</text:span><text:span text:style-name="T2"><text:line-break/><text:line-break/></text:span><text:span text:style-name="T1">}*/</text:span><text:span text:style-name="T2"><text:line-break/><text:line-break/></text:span><text:span text:style-name="T1">//Window.ClientBounds -&gt;Retorna a largura e a altura da tela</text:span><text:span text:style-name="T2"><text:line-break/></text:span><text:span text:style-name="T1">//Window.Title</text:span><text:span text:style-name="T2"><text:line-break/></text:span><text:span text:style-name="T1">//graphics.PreferredBackBufferHeight</text:span><text:span text:style-name="T2"><text:line-break/></text:span><text:span text:style-name="T1">//graphics.PreferredBackBufferWidth</text:span><text:span text:style-name="T2"><text:line-break/><text:line-break/></text:span><text:span text:style-name="T1">// TODO: Add your update logic here</text:span><text:span text:style-name="T2"><text:line-break/><text:line-break/></text:span><text:span text:style-name="T1">base.Update(gameTime);</text:span><text:span text:style-name="T2"><text:line-break/></text:span><text:span text:style-name="T1">}</text:span><text:span text:style-name="T2"><text:line-break/><text:line-break/></text:span><text:span text:style-name="T1">Vector2 getDirection()</text:span><text:span text:style-name="T2"><text:line-break/></text:span><text:span text:style-name="T1">{</text:span><text:span text:style-name="T2"><text:line-break/></text:span><text:span text:style-name="T1">Vector2 d = Vector2.Zero;</text:span><text:span text:style-name="T2"><text:line-break/></text:span><text:span text:style-name="T1">if (Keyboard.GetState().IsKeyDown(Keys.Right))</text:span><text:span text:style-name="T2"><text:line-break/></text:span><text:span text:style-name="T1">{</text:span><text:span text:style-name="T2"><text:line-break/></text:span><text:span text:style-name="T1">d.X = 1;</text:span><text:span text:style-name="T2"><text:line-break/></text:span><text:span text:style-name="T1">}</text:span><text:span text:style-name="T2"><text:line-break/></text:span><text:span text:style-name="T1">else if (Keyboard.GetState().IsKeyDown(Keys.Left))</text:span><text:span text:style-name="T2"><text:line-break/></text:span><text:span text:style-name="T1">{</text:span><text:span text:style-name="T2"><text:line-break/></text:span><text:span text:style-name="T1">d.X = -1;</text:span><text:span text:style-name="T2"><text:line-break/></text:span><text:span text:style-name="T1">}</text:span><text:span text:style-name="T2"><text:line-break/></text:span><text:span text:style-name="T1">else if (Keyboard.GetState().IsKeyDown(Keys.Up))</text:span><text:span text:style-name="T2"><text:line-break/></text:span><text:span text:style-name="T1">{</text:span><text:span text:style-name="T2"><text:line-break/></text:span><text:span text:style-name="T1">d.Y = -1;</text:span><text:span text:style-name="T2"><text:line-break/></text:span><text:span text:style-name="T1">}</text:span><text:span text:style-name="T2"><text:line-break/></text:span><text:span text:style-name="T1">else if (Keyboard.GetState().IsKeyDown(Keys.Down))</text:span><text:span text:style-name="T2"><text:line-break/></text:span><text:span text:style-name="T1">{</text:span><text:span text:style-name="T2"><text:line-break/></text:span><text:span text:style-name="T1">d.Y = 1;</text:span><text:span text:style-name="T2"><text:line-break/></text:span><text:span text:style-name="T1">}</text:span><text:span text:style-name="T2"><text:line-break/><text:line-break/></text:span><text:span text:style-name="T1">return d;</text:span><text:span text:style-name="T2"><text:line-break/></text:span><text:span text:style-name="T1">}</text:span><text:span text:style-name="T2"><text:line-break/><text:line-break/></text:span><text:span text:style-name="T1">/// &lt;summary&gt;</text:span><text:span text:style-name="T2"><text:line-break/></text:span><text:span text:style-name="T1">/// This is called when the game should draw itself.</text:span><text:span text:style-name="T2"><text:line-break/></text:span><text:span text:style-name="T1">/// &lt;/summary&gt;</text:span><text:span text:style-name="T2"><text:line-break/></text:span><text:span text:style-name="T1">/// &lt;param name="gameTime"&gt;Provides a snapshot of timing values.&lt;/param&gt;</text:span><text:span text:style-name="T2"><text:line-break/></text:span><text:span text:style-name="T1">protected override void Draw(GameTime gameTime)</text:span><text:span text:style-name="T2"><text:line-break/></text:span><text:span text:style-name="T1">{</text:span><text:span text:style-name="T2"><text:line-break/></text:span><text:span text:style-name="T1">GraphicsDevice.Clear(Color.CornflowerBlue);</text:span><text:span text:style-name="T2"><text:line-break/></text:span><text:soft-page-break/><text:span text:style-name="T2"><text:line-break/></text:span><text:span text:style-name="T1">spriteBatch.Begin();</text:span><text:span text:style-name="T2"><text:line-break/><text:line-break/></text:span><text:span text:style-name="T1">spriteBatch.Draw(playerImg, position, null, Color.White, rotation, new Vector2(playerImg.Width / 2, playerImg.Height / 2),1, SpriteEffects.None, 0);</text:span><text:span text:style-name="T2"><text:line-break/><text:line-break/></text:span><text:span text:style-name="T1">spriteBatch.End();</text:span><text:span text:style-name="T2"><text:line-break/><text:line-break/></text:span><text:span text:style-name="T1">// TODO: Add your drawing code here</text:span><text:span text:style-name="T2"><text:line-break/><text:line-break/></text:span><text:span text:style-name="T1">base.Draw(gameTime);</text:span><text:span text:style-name="T2"><text:line-break/><text:line-break/></text:span><text:span text:style-name="T1">}</text:span><text:span text:style-name="T2"><text:line-break/></text:span><text:span text:style-name="T1">}</text:span><text:span text:style-name="T2"><text:line-break/></text:span><text:span text:style-name="T1">}</text:span><text:span text:style-name="T2"> </text:span></text:p>
      <text:p text:style-name="P1"><text:span text:style-name="T2"/></text:p>
      <text:p text:style-name="P1"><text:span text:style-name="T1">Pra quem quiser colocar um freio na nave:</text:span><text:span text:style-name="T2"><text:line-break/></text:span><text:span text:style-name="T1">O código anterior do freio não estava 100%. Aqui está ele arrumado:<text:line-break/><text:line-break/>if (Keyboard.GetState().IsKeyDown(Keys.Down))<text:line-break/>{<text:line-break/>Vector2 speedDirection = speed / speed.Length();</text:span></text:p>
      <text:p text:style-name="P7"><text:line-break/>if(speed.Length() != 0)<text:line-break/>speed -= speedDirection * acceleration;<text:line-break/><text:line-break/>if ((speed / speed.Length()) == -speedDirection)<text:line-break/>{<text:line-break/>speed.X = 0;<text:line-break/>speed.Y = 0;<text:line-break/>}<text:line-break/>}</text:p>
      <text:p text:style-name="P1"><text:span text:style-name="T1"/></text:p>
      <text:p text:style-name="P1"><text:span text:style-name="T1">Trabalho de casa:<text:line-break/>Fazer a lógica do tiro de modo que os tiros possuam um espaçamento (usar GameTime)<text:line-break/><text:line-break/>Exercício 2 [DESAFIO]: Precisamos de uma classe que vigie todos os tiros e verifique se ele pode ser destruído da lista. </text:span></text:p>
      <text:p text:style-name="P1"><text:span text:style-name="T1"/></text:p>
      <text:p text:style-name="P1"><text:span text:style-name="T1">Muito levar pela mao</text:span></text:p>
      <text:p text:style-name="P1"><text:span text:style-name="T1"/></text:p>
      <text:h text:style-name="P10" text:outline-level="5">/*<text:line-break/>* TODO:<text:line-break/>* 1 A escala precisa ser proporcional a vida. Ex: vida atual/maximo de vidas</text:h>
      <text:section text:style-name="Sect1" text:name="id_50bf31a030d390a08923447">
        <text:h text:style-name="P9" text:outline-level="5">* 2 A velocidade tambem precisa ser setada. A velocidade e inversamente proporcional a escala. Ex: velocidade maxima/velocidade atual<text:line-break/>* 3 Gerar uma direcao aleatorea.<text:line-break/>* 4 Colocar o asteroide na tela.<text:line-break/>* 5 Criar uma lista de asteroids.<text:line-break/>*/</text:h>
        <text:p text:style-name="P4">* TODO: Implementar uma lista de asteroids, ou seja, mais de um asteoid na tela.<text:line-break/>* Fazer a colisao entre esses asteroids e o tiro. </text:p>
        <text:p text:style-name="P4">Desenhar um cenario <text:line-break/><text:soft-page-break/>Desenhar o inimigo na tela<text:line-break/>Colocar a imagem do jogador (megaman) </text:p>
        <text:h text:style-name="P9" text:outline-level="5">// TODO: consertar a animação do player, fazer a flipagem do player<text:line-break/>// TODO: fazer o restante das animações e fazer o pulo<text:line-break/>// TODO: colocar o 'chao' no jogo<text:line-break/>// TODO: Pesquisa de imagens de fundo para o megaman e TileSets - &gt;Postar no grupo o que encontrar<text:line-break/>// TODO: Tiro do megaman</text:h>
        <text:p text:style-name="P4"/>
      </text:section>
      <text:p text:style-name="P1"><text:span text:style-name="T1"/></text:p>
      <text:p text:style-name="P1"><text:span text:style-name="T1">Espaçamento de comunicação, turma sem compromisso</text:span></text:p>
      <text:p text:style-name="P1"><text:span text:style-name="T1"/></text:p>
      <text:p text:style-name="P1"><text:span text:style-name="T2"/></text:p>
      <text:p text:style-name="P1"><text:span text:style-name="T2"/></text:p>
      <text:p text:style-name="P1"><text:a xlink:type="simple" xlink:href="http://www.pixelprospector.com/indie-resources/">http://www.pixelprospector.com/indie-resources/</text:a><text:span text:style-name="T2"> </text:span></text:p>
      <text:p text:style-name="P1"><text:span text:style-name="T2"/></text:p>
      <text:p text:style-name="P1"><text:span text:style-name="T2">!!!</text:span></text:p>
      <text:p text:style-name="P1"><text:span text:style-name="T2"/></text:p>
      <text:p text:style-name="P1"><text:a xlink:type="simple" xlink:href="http://www.wildbunny.co.uk/blog/">http://www.wildbunny.co.uk/blog/</text:a><text:span text:style-name="T2"> <text:s/>!!!!!!!</text:span></text:p>
      <text:p text:style-name="P1"><text:span text:style-name="T2"/></text:p>
      <text:p text:style-name="P1"><text:a xlink:type="simple" xlink:href="http://www.mapeditor.org/" office:target-frame-name="_blank" xlink:show="new"><text:span text:style-name="T4">http://www.mapeditor.org/</text:span></text:a><text:span text:style-name="T2"> </text:span></text:p>
      <text:p text:style-name="P1"><text:span text:style-name="T2"/></text:p>
      <text:p text:style-name="P1"><text:a xlink:type="simple" xlink:href="http://store.indiecity.com/">http://store.indiecity.com/</text:a><text:span text:style-name="T2"> </text:span></text:p>
      <text:p text:style-name="P1"><text:a xlink:type="simple" xlink:href="http://www.develop-online.net/">http://www.develop-online.net/</text:a><text:span text:style-name="T2"> </text:span></text:p>
      <text:p text:style-name="P1"><text:span text:style-name="T2"/></text:p>
      <text:p text:style-name="P1"><text:span text:style-name="T1">Introdução ao desenvolvimento de jogos </text:span><text:span text:style-name="T2"><text:line-break/></text:span><text:span text:style-name="T1">Vol 1,2,3</text:span><text:span text:style-name="T2"><text:line-break/></text:span><text:span text:style-name="T1">Design de Games uma abordagem prática</text:span></text:p>
      <text:p text:style-name="P7">A Art do Game Design: O livro original.<text:line-break/>The ambiguity of play<text:line-break/>Homo Ludens</text:p>
      <text:p text:style-name="P1"><text:span text:style-name="T2"/></text:p>
      <text:p text:style-name="P1"><text:span text:style-name="T2"/></text:p>
      <text:p text:style-name="P1"><text:span text:style-name="T2">qual o problema com o vitor? Nenhum q eu veja... turma ainda sem interação...</text:span></text:p>
      <text:p text:style-name="P1"><text:span text:style-name="T2"/></text:p>
      <text:p text:style-name="P1"><text:span text:style-name="T1">private Point frameCoordinate;</text:span><text:span text:style-name="T2"><text:line-break/></text:span><text:span text:style-name="T1">public Point FrameCoordinate</text:span><text:span text:style-name="T2"><text:line-break/></text:span><text:span text:style-name="T1">{</text:span><text:span text:style-name="T2"><text:line-break/></text:span><text:span text:style-name="T1">get { return frameCoordinate; }</text:span><text:span text:style-name="T2"><text:line-break/></text:span><text:span text:style-name="T1">set { frameCoordinate = value; }</text:span></text:p>
      <text:p text:style-name="P7">}<text:line-break/><text:line-break/>public Animation(float frameTime, int frameTotal, Vector2 frameSize, Point frameCoordinate)<text:line-break/>{<text:line-break/>this.frameTime = frameTime;<text:line-break/>this.frameTotal = frameTotal;<text:line-break/>this.frameSize = frameSize;<text:line-break/>this.frameCoordinate = frameCoordinate;<text:line-break/>}</text:p>
      <text:p text:style-name="P1"><text:span text:style-name="T2"/></text:p>
      <text:p text:style-name="P1"><text:span text:style-name="T2"/></text:p>
      <text:p text:style-name="P1"><text:span text:style-name="T1">public bool ColisaoPorPixel(PhysicsGameEntity j1, PhysicsGameEntity j2)</text:span><text:span text:style-name="T2"><text:line-break/></text:span><text:span text:style-name="T1">{</text:span><text:span text:style-name="T2"><text:line-break/><text:line-break/></text:span><text:span text:style-name="T1">Color[] colorData1 = new Color[j1.spriteTexture.Bounds.Width * j1.spriteTexture.Bounds.Height];</text:span></text:p>
      <text:p text:style-name="P7"><text:soft-page-break/>Color[] colorData2 = new Color[j2.spriteTexture.Bounds.Width * j2.spriteTexture.Bounds.Height];<text:line-break/><text:line-break/>j1.texture.GetData(0, j1.AnimationRect(j1.getCurrentAnimation()), colorData1, 0,<text:line-break/>(int)j1.getCurrentAnimation().getFrameSize().X * (int)j1.getCurrentAnimation().getFrameSize().Y);<text:line-break/><text:line-break/>j2.texture.GetData(0, j2.AnimationRect(j2.getCurrentAnimation()), colorData2, 0,<text:line-break/>(int)j2.getCurrentAnimation().getFrameSize().X * (int)j2.getCurrentAnimation().getFrameSize().Y);<text:line-break/><text:line-break/>// Encontra os limites do retangulo de interseção<text:line-break/>int cima = Math.Max(j1.CollisionRect.Top, j2.CollisionRect.Top);<text:line-break/><text:line-break/>int baixo = Math.Min(j1.CollisionRect.Bottom, j2.CollisionRect.Bottom);<text:line-break/><text:line-break/>int esquerda = Math.Max(j1.CollisionRect.Left, j2.CollisionRect.Left);<text:line-break/><text:line-break/>int direita = Math.Min(j1.CollisionRect.Right, j2.CollisionRect.Right);<text:line-break/><text:line-break/>// Verifica todos os pontos dentro do limite de intereseção <text:line-break/>//TODO verificar se os retangulos estao um ao lado do outro<text:line-break/>for (int y = cima; y &lt; baixo; y++)<text:line-break/>{<text:line-break/>for (int x = esquerda; x &lt; direita; x++)<text:line-break/>{<text:line-break/>// Verifica a cor de ambos os pixels neste momento<text:line-break/>Color color1 = colorData1[(x - j1.CollisionRect.Left) +<text:line-break/>(y - j1.CollisionRect.Top) * j1.CollisionRect.Width];<text:line-break/>Color color2 = colorData2[(x - j2.CollisionRect.Left) +<text:line-break/>(y - j2.CollisionRect.Top) * j2.CollisionRect.Width];<text:line-break/><text:line-break/>// Se ambos os píxels não são completamente diferentes<text:line-break/>if (color1.A != 0 &amp;&amp; color2.A != 0)<text:line-break/>{<text:line-break/>//Um cruzamento de pixel foi encontrado<text:line-break/>Game1.window.Title += " " + "alpha";<text:line-break/>return true;<text:line-break/>}<text:line-break/><text:line-break/>}<text:line-break/>}<text:line-break/>// Não foi encontrado cruzamento entre os pixels<text:line-break/>return false;<text:line-break/>}</text:p>
      <text:p text:style-name="P1"><text:span text:style-name="T2"/></text:p>
      <text:p text:style-name="P1"><text:span text:style-name="T1">public bool ColisaoPorPixel(GameEntity j1, GameEntity j2)</text:span><text:span text:style-name="T2"><text:line-break/></text:span><text:span text:style-name="T1">{</text:span><text:span text:style-name="T2"><text:line-break/><text:line-break/></text:span><text:span text:style-name="T1">Color[] colorData1 = new Color[j1.image.Width * j1.image.Height];</text:span></text:p>
      <text:p text:style-name="P7">Color[] colorData2 = new Color[j2.image.Width * j2.image.Height];<text:line-break/><text:line-break/>j1.image.GetData(colorData1);<text:line-break/><text:line-break/>j2.image.GetData(colorData2);<text:line-break/><text:line-break/>// Encontra os limites do retangulo de interseção<text:line-break/>int cima = Math.Max(j1.Collision_rect.Top, j2.Collision_rect.Top);<text:line-break/><text:line-break/>int baixo = Math.Min(j1.Collision_rect.Bottom, j2.Collision_rect.Bottom);<text:line-break/><text:soft-page-break/><text:line-break/>int esquerda = Math.Max(j1.Collision_rect.Left, j2.Collision_rect.Left);<text:line-break/><text:line-break/>int direita = Math.Min(j1.Collision_rect.Right, j2.Collision_rect.Right);<text:line-break/><text:line-break/>// Verifica todos os pontos dentro do limite de intereseção <text:line-break/>for (int y = cima; y &lt; baixo; y++)<text:line-break/>{<text:line-break/>for (int x = esquerda; x &lt; direita; x++)<text:line-break/>{<text:line-break/>// Verifica a cor de ambos os pixels neste momento<text:line-break/>Color color1 = colorData1[(x - j1.Collision_rect.Left) +<text:line-break/>(y - j1.Collision_rect.Top) * j1.Collision_rect.Width];<text:line-break/>Color color2 = colorData2[(x - j2.Collision_rect.Left) +<text:line-break/>(y - j2.Collision_rect.Top) * j2.Collision_rect.Width];<text:line-break/><text:line-break/>// Se ambos os píxels não são completamente diferentes<text:line-break/>if (color1.A != 0 &amp;&amp; color2.A != 0)<text:line-break/>{<text:line-break/>//Um cruzamento de pixel foi encontrado<text:line-break/><text:line-break/>return true;<text:line-break/>}<text:line-break/><text:line-break/>}<text:line-break/>}<text:line-break/>// Não foi encontrado cruzamento entre os pixels<text:line-break/>return false;<text:line-break/>}</text:p>
      <text:p text:style-name="P1"><text:span text:style-name="T2"/></text:p>
      <text:p text:style-name="P1"><text:span text:style-name="T1">Sons gratis para jogos</text:span><text:span text:style-name="T2"><text:line-break/><text:line-break/></text:span><text:a xlink:type="simple" xlink:href="http://www.flashkit.com/" office:target-frame-name="_blank" xlink:show="new"><text:span text:style-name="T4">http://www.flashkit.com/</text:span></text:a><text:span text:style-name="T2"><text:line-break/></text:span><text:a xlink:type="simple" xlink:href="http://incompetech.com/music/royalty-free/" office:target-frame-name="_blank" xlink:show="new"><text:span text:style-name="T4">http://incompetech.com/music/royalty-free/</text:span></text:a><text:span text:style-name="T2">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1">primeira fase do projeto:</text:span><text:span text:style-name="T2"><text:line-break/></text:span><text:span text:style-name="T1">ferramentas necessárias para construção do jogo:</text:span><text:span text:style-name="T2"><text:line-break/><text:line-break/></text:span><text:span text:style-name="T1">1.) level editor</text:span><text:span text:style-name="T2"><text:line-break/></text:span><text:span text:style-name="T1">2.) ferramentas graficas</text:span></text:p>
      <text:p text:style-name="P7">3.) <text:line-break/>A.) vai usar framework?<text:line-break/>sim: Quais desponives, tem<text:line-break/>quem possa aprender, etc...<text:line-break/><text:line-break/>B.) vai usar uma engine?<text:line-break/>- qual?<text:line-break/>- Atende as especificações do projeto?<text:line-break/>segunda fase do projeto:<text:line-break/>4.) notação de programação<text:line-break/>- Linguagem de programação<text:line-break/>- Linguagem da documentação<text:line-break/>- como fazer variaveis e metodos<text:line-break/>- quando comentar e documentar<text:line-break/>5.) GDD<text:line-break/>- escrever muito bem e detalhadamente como <text:line-break/>funcionará a mecanica do jogo<text:line-break/>- especificar cada area ( IA, fisica, graficos, etc..)<text:line-break/>- seja engraçado<text:line-break/>terceira fase do projeto:<text:line-break/>6.) Codigo:<text:line-break/>- horarios<text:line-break/>- tem trabalho terceirizado?<text:line-break/>- Metodologia de desenvolvimento? Qual?<text:line-break/>- Comunique a sua equipe as ferramentas para dar suporte ao projeto<text:line-break/>( controle de versão e ferramentas de gerengiamento de projeto)<text:line-break/>- Calcular quanto tempo o projeto levará <text:line-break/>(dimensionar bem projeto para não haver bugs, no lançamento)<text:line-break/>- Vai ter DLC?<text:line-break/>- Precisa realmente ter algum patch?<text:line-break/>7.) Testes e Testes e Testes e Testes e Testes e Testes e Testes e Testes<text:line-break/>- Unit test<text:line-break/>- Testar os módulos do jogo<text:line-break/>- Testes com o público<text:line-break/><text:line-break/>EU ODEIO GAME TEST! <text:line-break/>Game test é importante!!!</text:p>
      <text:p text:style-name="P1"><text:span text:style-name="T2"/></text:p>
      <text:p text:style-name="P1"><text:span text:style-name="T2"/></text:p>
      <text:p text:style-name="P1"><text:a xlink:type="simple" xlink:href="https://zero-remakedev3519c.googlecode.com/svn/trunk/" office:target-frame-name="_blank" xlink:show="new"><text:span text:style-name="T4">https://zero-remakedev3519c.googlecode.com/svn/trunk/</text:span></text:a><text:span text:style-name="T2"> </text:span></text:p>
      <text:p text:style-name="P1"><text:span text:style-name="T2"/></text:p>
      <text:p text:style-name="P1"><text:span text:style-name="T2">pq eles nao fizeram o projeto? Que faltou?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1">Arte para programadores:</text:span><text:span text:style-name="T2"><text:line-break/></text:span><text:a xlink:type="simple" xlink:href="http://www.getpaint.net/" office:target-frame-name="_blank" xlink:show="new"><text:span text:style-name="T4">http://www.getpaint.net/</text:span></text:a><text:span text:style-name="T2"> </text:span></text:p>
      <text:p text:style-name="P1"><text:span text:style-name="T2"/></text:p>
      <text:p text:style-name="P1"><text:span text:style-name="T1">Arte para programadores:</text:span><text:span text:style-name="T2"><text:line-break/><text:line-break/></text:span><text:a xlink:type="simple" xlink:href="http://2dgameartforprogrammers.blogspot.com.br/" office:target-frame-name="_blank" xlink:show="new"><text:span text:style-name="T4">http://2dgameartforprogrammers.blogspot.com.br/</text:span></text:a><text:span text:style-name="T2"> </text:span></text:p>
      <text:p text:style-name="P1"><text:span text:style-name="T2"/></text:p>
      <text:p text:style-name="P1"><text:span text:style-name="T1">PAra procurar emprego em jogos:</text:span><text:span text:style-name="T2"><text:line-break/><text:line-break/></text:span><text:a xlink:type="simple" xlink:href="http://www.cenje.com.br/" office:target-frame-name="_blank" xlink:show="new"><text:span text:style-name="T4">http://www.cenje.com.br/</text:span></text:a><text:span text:style-name="T2"> </text:span></text:p>
      <text:p text:style-name="P1"><text:span text:style-name="T2"/></text:p>
      <text:p text:style-name="P1"><text:span text:style-name="T1">Freela</text:span><text:span text:style-name="T2"><text:line-break/><text:line-break/></text:span><text:a xlink:type="simple" xlink:href="https://www.odesk.com/" office:target-frame-name="_blank" xlink:show="new"><text:span text:style-name="T4">https://www.odesk.com/</text:span></text:a><text:span text:style-name="T2"> </text:span></text:p>
      <text:p text:style-name="P1"><text:span text:style-name="T2"/></text:p>
      <text:p text:style-name="P1"><text:span text:style-name="T2">essa turma tem amnesia?</text:span></text:p>
      <text:p text:style-name="P2"><text:span text:style-name="T2"/></text:p>
      <text:p text:style-name="P1"><text:span text:style-name="T2"/></text:p>
      <text:p text:style-name="P1"><text:span text:style-name="T2">Ué, volta do Luciano? Pra q? Vitor deu dois meses, e no mes final veio ele? E ignorou o q foi passado? Nada mais de SVN? Copy e paste das classes dele? Silencio?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1" svg:font-family="'Times New Roman'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23S</meta:editing-duration>
    <meta:editing-cycles>6</meta:editing-cycles>
    <meta:generator>OpenOffice.org/3.4.1$Win32 OpenOffice.org_project/341m1$Build-9593</meta:generator>
    <dc:date>2012-12-05T11:06:18.80</dc:date>
    <meta:document-statistic meta:table-count="0" meta:image-count="0" meta:object-count="0" meta:page-count="16" meta:paragraph-count="85" meta:word-count="2680" meta:character-count="20545"/>
    <meta:user-defined meta:name="Info 1"/>
    <meta:user-defined meta:name="Info 2"/>
    <meta:user-defined meta:name="Info 3"/>
    <meta:user-defined meta:name="Info 4"/>
  </office:meta>
</office:document-meta>
</file>